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fo:font-size="8pt" style:font-size-asian="8pt" style:font-size-complex="8pt"/>
    </style:style>
    <style:style style:name="P2" style:family="paragraph" style:parent-style-name="Heading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tonomia Energetica</text:p>
      <text:p text:style-name="Standard">Test bateria 18650 Samsung 2200 mAh: ~ 19 Horas de autonomia</text:p>
      <text:p text:style-name="Standard"/>
      <text:p text:style-name="P2">GUI-Touch</text:p>
      <text:p text:style-name="Standard">Notas...</text:p>
      <text:p text:style-name="Standard"/>
      <text:p text:style-name="P2">Base sensores (Estructura)</text:p>
      <text:p text:style-name="Standard">Notas...</text:p>
      <text:p text:style-name="Standard"/>
      <text:p text:style-name="P2">Algoritmo predicción</text:p>
      <text:p text:style-name="Standard">Notas...</text:p>
      <text:p text:style-name="Standard"/>
      <text:p text:style-name="P2">Nube</text:p>
      <text:p text:style-name="Standard">Notas...</text:p>
      <text:p text:style-name="Standard"/>
      <text:p text:style-name="Heading"><text:span text:style-name="T1">Automatización</text:span> </text:p>
      <text:p text:style-name="Standard">Nota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line-height="100%"/>
      <style:text-properties fo:font-size="8pt" style:font-size-asian="8pt" style:font-size-complex="8pt"/>
    </style:style>
    <style:style style:name="MT1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a xlink:type="simple" xlink:href="https://github.com/Eco-Tec/FrosTool/projects/1" text:style-name="Internet_20_link" text:visited-style-name="Visited_20_Internet_20_Link">https://github.com/Eco-Tec/FrosTool/projects/1</text:a></text:p>
      </style:header>
      <style:footer>
        <text:p text:style-name="MP1">© <text:s/>Esta obra está licenciada bajo la Licencia Creative Commons Atribución 4.0 Internacional. Para ver una copia de esta licencia, visita http://creativecommons.org/licenses/by/4.0/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23S</meta:editing-duration>
    <meta:editing-cycles>6</meta:editing-cycles>
    <meta:generator>LibreOffice/5.4.0.3$Linux_X86_64 LibreOffice_project/40m0$Build-3</meta:generator>
    <dc:date>2017-08-08T18:05:17.452108606</dc:date>
    <dc:creator>Fabian Salamanca</dc:creator>
    <meta:document-statistic meta:table-count="0" meta:image-count="0" meta:object-count="0" meta:page-count="1" meta:paragraph-count="14" meta:word-count="49" meta:character-count="421" meta:non-whitespace-character-count="384"/>
    <meta:user-defined meta:name="Info 1"/>
    <meta:user-defined meta:name="Info 2"/>
    <meta:user-defined meta:name="Info 3"/>
    <meta:user-defined meta:name="Info 4"/>
  </office:meta>
</office:document-meta>
</file>